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Wizard.setOutcome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encodeEnd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Wizard.setController( Wizard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encodeBegin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Wizard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onComponentCreated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Wizard.decode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Wizard.saveSta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IWizard.queueEvent( Faces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ge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restoreState( FacesContext faces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Wizard.getControll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IWizard.getTit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Wizard.getOutco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IWizard.setAllowJumpForward( Boolean allowJump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Wizard.isAllowJumpForwar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Wizard.broadcast( Faces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IWizard.processDecodes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Wizard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